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1D900000103E041B6DC.png"/>
  <manifest:file-entry manifest:media-type="image/png" manifest:full-path="Pictures/10000000000001BD0000011C26BEB1C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fill-color="#ffffff"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Use Case Diagram (read)</text:p>
          </draw:text-box>
        </draw:frame>
        <draw:frame draw:style-name="gr1" draw:text-style-name="P2" draw:layer="layout" svg:width="24cm" svg:height="14.5cm" svg:x="2cm" svg:y="5cm">
          <draw:image xlink:href="Pictures/10000000000001BD0000011C26BEB1C8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 text:style-name="P1">Use Case Diagram (write)</text:p>
          </draw:text-box>
        </draw:frame>
        <draw:frame draw:style-name="gr1" draw:text-style-name="P2" draw:layer="layout" svg:width="24cm" svg:height="14.852cm" svg:x="1.5cm" svg:y="4.148cm">
          <draw:image xlink:href="Pictures/10000000000001D900000103E041B6DC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2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2</text:page-number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creation-date>2005-12-04T21:32:19</meta:creation-date>
    <dc:date>2005-12-04T21:35:32</dc:date>
    <dc:language>en-US</dc:language>
    <meta:editing-cycles>2</meta:editing-cycles>
    <meta:editing-duration>PT3M23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